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ublime Text 3 快捷键精华版</text:span></text:p>
      <text:p text:style-name="Text_20_body">Ctrl+Shift+P：打开命令面板<text:line-break/>Ctrl+P：搜索项目中的文件<text:line-break/>Ctrl+G：跳转到第几行<text:line-break/>Ctrl+W：关闭当前打开文件<text:line-break/>Ctrl+Shift+W：关闭所有打开文件<text:line-break/>Ctrl+Shift+V：粘贴并格式化<text:line-break/>Ctrl+D：选择单词，重复可增加选择下一个相同的单词<text:line-break/>Ctrl+L：选择行，重复可依次增加选择下一行<text:line-break/>Ctrl+Shift+L：选择多行<text:line-break/>Ctrl+Shift+Enter：在当前行前插入新行<text:line-break/>Ctrl+X：删除当前行<text:line-break/>Ctrl+M：跳转到对应括号<text:line-break/>Ctrl+U：软撤销，撤销光标位置<text:line-break/>Ctrl+J：选择标签内容<text:line-break/>Ctrl+F：查找内容<text:line-break/>Ctrl+Shift+F：查找并替换<text:line-break/>Ctrl+H：替换<text:line-break/>Ctrl+R：前往 method<text:line-break/>Ctrl+N：新建窗口<text:line-break/>Ctrl+K+B：开关侧栏<text:line-break/>Ctrl+Shift+M：选中当前括号内容，重复可选着括号本身<text:line-break/>Ctrl+F2：设置/删除标记<text:line-break/>Ctrl+/：注释当前行<text:line-break/>Ctrl+Shift+/：当前位置插入注释<text:line-break/>Ctrl+Alt+/：块注释，并Focus到首行，写注释说明用的<text:line-break/>Ctrl+Shift+A：选择当前标签前后，修改标签用的<text:line-break/>F11：全屏<text:line-break/>Shift+F11：全屏免打扰模式，只编辑当前文件<text:line-break/>Alt+F3：选择所有相同的词<text:line-break/>Alt+.：闭合标签<text:line-break/>Alt+Shift+数字：分屏显示<text:line-break/>Alt+数字：切换打开第N个文件<text:line-break/>Shift+右键拖动：光标多不，用来更改或插入列内容<text:line-break/>鼠标的前进后退键可切换Tab文件<text:line-break/>按Ctrl，依次点击或选取，可需要编辑的多个位置<text:line-break/>按Ctrl+Shift+上下键，可替换行</text:p>
      <text:p text:style-name="Text_20_body"><text:span text:style-name="Strong_20_Emphasis">选择类</text:span></text:p>
      <text:p text:style-name="Text_20_body"><text:span text:style-name="Strong_20_Emphasis">Ctrl+D</text:span> 选中光标所占的文本，继续操作则会选中下一个相同的文本。</text:p>
      <text:p text:style-name="Text_20_body"><text:span text:style-name="Strong_20_Emphasis">Alt+F3</text:span> 选中文本按下快捷键，即可一次性选择全部的相同文本进行同时编辑。举个栗子：快速选中并更改所有相同的变量名、函数名等。</text:p>
      <text:p text:style-name="Text_20_body"><text:soft-page-break/><text:span text:style-name="Strong_20_Emphasis">Ctrl+L</text:span> 选中整行，继续操作则继续选择下一行，效果和 <text:span text:style-name="Strong_20_Emphasis">Shift+↓</text:span> 效果一样。</text:p>
      <text:p text:style-name="Text_20_body"><text:span text:style-name="Strong_20_Emphasis">Ctrl+Shift+L</text:span> 先选中多行，再按下快捷键，会在每行行尾插入光标，即可同时编辑这些行。</text:p>
      <text:p text:style-name="Text_20_body"><text:span text:style-name="Strong_20_Emphasis">Ctrl+Shift+M</text:span> 选择括号内的内容（继续选择父括号）。举个栗子：快速选中删除函数中的代码，重写函数体代码或重写括号内里的内容。</text:p>
      <text:p text:style-name="Text_20_body"><text:span text:style-name="Strong_20_Emphasis">Ctrl+M</text:span> 光标移动至括号内结束或开始的位置。</text:p>
      <text:p text:style-name="Text_20_body"><text:span text:style-name="Strong_20_Emphasis">Ctrl+Enter</text:span> 在下一行插入新行。举个栗子：即使光标不在行尾，也能快速向下插入一行。</text:p>
      <text:p text:style-name="Text_20_body"><text:span text:style-name="Strong_20_Emphasis">Ctrl+Shift+Enter</text:span> 在上一行插入新行。举个栗子：即使光标不在行首，也能快速向上插入一行。</text:p>
      <text:p text:style-name="Text_20_body"><text:span text:style-name="Strong_20_Emphasis">Ctrl+Shift+[</text:span> 选中代码，按下快捷键，折叠代码。</text:p>
      <text:p text:style-name="Text_20_body"><text:span text:style-name="Strong_20_Emphasis">Ctrl+Shift+]</text:span> 选中代码，按下快捷键，展开代码。</text:p>
      <text:p text:style-name="Text_20_body"><text:span text:style-name="Strong_20_Emphasis">Ctrl+K+0</text:span> 展开所有折叠代码。</text:p>
      <text:p text:style-name="Text_20_body"><text:span text:style-name="Strong_20_Emphasis">Ctrl+←</text:span> 向左单位性地移动光标，快速移动光标。</text:p>
      <text:p text:style-name="Text_20_body"><text:span text:style-name="Strong_20_Emphasis">Ctrl+→</text:span> 向右单位性地移动光标，快速移动光标。</text:p>
      <text:p text:style-name="Text_20_body"><text:span text:style-name="Strong_20_Emphasis">shift+↑</text:span> 向上选中多行。</text:p>
      <text:p text:style-name="Text_20_body"><text:span text:style-name="Strong_20_Emphasis">shift+↓</text:span> 向下选中多行。</text:p>
      <text:p text:style-name="Text_20_body"><text:span text:style-name="Strong_20_Emphasis">Shift+←</text:span> 向左选中文本。</text:p>
      <text:p text:style-name="Text_20_body"><text:span text:style-name="Strong_20_Emphasis">Shift+→</text:span> 向右选中文本。</text:p>
      <text:p text:style-name="Text_20_body"><text:span text:style-name="Strong_20_Emphasis">Ctrl+Shift+←</text:span> 向左单位性地选中文本。</text:p>
      <text:p text:style-name="Text_20_body"><text:span text:style-name="Strong_20_Emphasis">Ctrl+Shift+→</text:span> 向右单位性地选中文本。</text:p>
      <text:p text:style-name="Text_20_body"><text:span text:style-name="Strong_20_Emphasis">Ctrl+Shift+↑</text:span> 将光标所在行和上一行代码互换（将光标所在行插入到上一行之前）。</text:p>
      <text:p text:style-name="Text_20_body"><text:span text:style-name="Strong_20_Emphasis">Ctrl+Shift+↓</text:span> 将光标所在行和下一行代码互换（将光标所在行插入到下一行之后）。</text:p>
      <text:p text:style-name="Text_20_body"><text:span text:style-name="Strong_20_Emphasis">Ctrl+Alt+↑</text:span> 向上添加多行光标，可同时编辑多行。</text:p>
      <text:p text:style-name="Text_20_body"><text:span text:style-name="Strong_20_Emphasis">Ctrl+Alt+↓</text:span> 向下添加多行光标，可同时编辑多行。</text:p>
      <text:p text:style-name="Text_20_body"><text:span text:style-name="Strong_20_Emphasis">编辑类</text:span></text:p>
      <text:p text:style-name="Text_20_body"><text:span text:style-name="Strong_20_Emphasis">Ctrl+J</text:span> 合并选中的多行代码为一行。举个栗子：将多行格式的CSS属性合并为一行。</text:p>
      <text:p text:style-name="Text_20_body"><text:span text:style-name="Strong_20_Emphasis">Ctrl+Shift+D</text:span> 复制光标所在整行，插入到下一行。</text:p>
      <text:p text:style-name="Text_20_body"><text:span text:style-name="Strong_20_Emphasis">Tab</text:span> 向右缩进。</text:p>
      <text:p text:style-name="Text_20_body"><text:span text:style-name="Strong_20_Emphasis">Shift+Tab</text:span> 向左缩进。</text:p>
      <text:p text:style-name="Text_20_body"><text:span text:style-name="Strong_20_Emphasis">Ctrl+K+K</text:span> 从光标处开始删除代码至行尾。</text:p>
      <text:p text:style-name="Text_20_body"><text:span text:style-name="Strong_20_Emphasis">Ctrl+Shift+K</text:span> 删除整行。</text:p>
      <text:p text:style-name="Text_20_body"><text:span text:style-name="Strong_20_Emphasis">Ctrl+/</text:span> 注释单行。</text:p>
      <text:p text:style-name="Text_20_body"><text:span text:style-name="Strong_20_Emphasis">Ctrl+Shift+/</text:span> 注释多行。</text:p>
      <text:p text:style-name="Text_20_body"><text:soft-page-break/><text:span text:style-name="Strong_20_Emphasis">Ctrl+K+U</text:span> 转换大写。</text:p>
      <text:p text:style-name="Text_20_body"><text:span text:style-name="Strong_20_Emphasis">Ctrl+K+L</text:span> 转换小写。</text:p>
      <text:p text:style-name="Text_20_body"><text:span text:style-name="Strong_20_Emphasis">Ctrl+Z</text:span> 撤销。</text:p>
      <text:p text:style-name="Text_20_body"><text:span text:style-name="Strong_20_Emphasis">Ctrl+Y</text:span> 恢复撤销。</text:p>
      <text:p text:style-name="Text_20_body"><text:span text:style-name="Strong_20_Emphasis">Ctrl+U</text:span> 软撤销，感觉和 <text:span text:style-name="Strong_20_Emphasis">Gtrl+Z</text:span> 一样。</text:p>
      <text:p text:style-name="Text_20_body"><text:span text:style-name="Strong_20_Emphasis">Ctrl+F2</text:span> 设置书签</text:p>
      <text:p text:style-name="Text_20_body"><text:span text:style-name="Strong_20_Emphasis">Ctrl+T</text:span> 左右字母互换。</text:p>
      <text:p text:style-name="Text_20_body"><text:span text:style-name="Strong_20_Emphasis">F6</text:span> 单词检测拼写</text:p>
      <text:p text:style-name="Text_20_body"><text:span text:style-name="Strong_20_Emphasis">搜索类</text:span></text:p>
      <text:p text:style-name="Text_20_body"><text:span text:style-name="Strong_20_Emphasis">Ctrl+F</text:span> 打开底部搜索框，查找关键字。</text:p>
      <text:p text:style-name="Text_20_body"><text:span text:style-name="Strong_20_Emphasis">Ctrl+shift+F</text:span> 在文件夹内查找，与普通编辑器不同的地方是sublime允许添加多个文件夹进行查找，略高端，未研究。</text:p>
      <text:p text:style-name="Text_20_body"><text:span text:style-name="Strong_20_Emphasis">Ctrl+P</text:span> 打开搜索框。举个栗子：1、输入当前项目中的文件名，快速搜索文件，2、输入@和关键字，查找文件中函数名，3、输入：和数字，跳转到文件中该行代码，4、输入#和关键字，查找变量名。</text:p>
      <text:p text:style-name="Text_20_body"><text:span text:style-name="Strong_20_Emphasis">Ctrl+G</text:span> 打开搜索框，自动带：，输入数字跳转到该行代码。举个栗子：在页面代码比较长的文件中快速定位。</text:p>
      <text:p text:style-name="Text_20_body"><text:span text:style-name="Strong_20_Emphasis">Ctrl+R</text:span> 打开搜索框，自动带@，输入关键字，查找文件中的函数名。举个栗子：在函数较多的页面快速查找某个函数。</text:p>
      <text:p text:style-name="Text_20_body"><text:span text:style-name="Strong_20_Emphasis">Ctrl+：</text:span> 打开搜索框，自动带#，输入关键字，查找文件中的变量名、属性名等。</text:p>
      <text:p text:style-name="Text_20_body"><text:span text:style-name="Strong_20_Emphasis">Ctrl+Shift+P</text:span> 打开命令框。场景栗子：打开命名框，输入关键字，调用sublime text或插件的功能，例如使用package安装插件。</text:p>
      <text:p text:style-name="Text_20_body"><text:span text:style-name="Strong_20_Emphasis">Esc</text:span> 退出光标多行选择，退出搜索框，命令框等。</text:p>
      <text:p text:style-name="Text_20_body"><text:span text:style-name="Strong_20_Emphasis">显示类</text:span></text:p>
      <text:p text:style-name="Text_20_body"><text:span text:style-name="Strong_20_Emphasis">Ctrl+Tab</text:span> 按文件浏览过的顺序，切换当前窗口的标签页。</text:p>
      <text:p text:style-name="Text_20_body"><text:span text:style-name="Strong_20_Emphasis">Ctrl+PageDown</text:span> 向左切换当前窗口的标签页。</text:p>
      <text:p text:style-name="Text_20_body"><text:span text:style-name="Strong_20_Emphasis">Ctrl+PageUp</text:span> 向右切换当前窗口的标签页。</text:p>
      <text:p text:style-name="Text_20_body"><text:span text:style-name="Strong_20_Emphasis">Alt+Shift+1</text:span> 窗口分屏，恢复默认1屏（非小键盘的数字）</text:p>
      <text:p text:style-name="Text_20_body"><text:span text:style-name="Strong_20_Emphasis">Alt+Shift+2</text:span> 左右分屏-2列</text:p>
      <text:p text:style-name="Text_20_body"><text:span text:style-name="Strong_20_Emphasis">Alt+Shift+3</text:span> 左右分屏-3列</text:p>
      <text:p text:style-name="Text_20_body"><text:span text:style-name="Strong_20_Emphasis">Alt+Shift+4</text:span> 左右分屏-4列</text:p>
      <text:p text:style-name="Text_20_body"><text:span text:style-name="Strong_20_Emphasis">Alt+Shift+5</text:span> 等分4屏</text:p>
      <text:p text:style-name="Text_20_body"><text:span text:style-name="Strong_20_Emphasis">Alt+Shift+8</text:span> 垂直分屏-2屏</text:p>
      <text:p text:style-name="Text_20_body"><text:soft-page-break/><text:span text:style-name="Strong_20_Emphasis">Alt+Shift+9</text:span> 垂直分屏-3屏</text:p>
      <text:p text:style-name="Text_20_body"><text:span text:style-name="Strong_20_Emphasis">Ctrl+K+B</text:span> 开启/关闭侧边栏。</text:p>
      <text:p text:style-name="Text_20_body"><text:span text:style-name="Strong_20_Emphasis">F11</text:span> 全屏模式</text:p>
      <text:p text:style-name="Text_20_body"><text:span text:style-name="Strong_20_Emphasis">Shift+F11</text:span> 免打扰模式</text:p>
      <text:p text:style-name="Text_20_body"><text:span text:style-name="Strong_20_Emphasis"><text:span text:style-name="T1">配置编译环境</text:span></text:span></text:p>
      <text:p text:style-name="Text_20_body">控制台输入（以C++为例）</text:p>
      <text:p text:style-name="Text_20_body">原理很简单，就是在外部建立一个用来执行文件的 bat，然后调用它。注意的就是，需要用start 来打开一个新窗口，同时需要 pause 一下来看结果，其中很蛋疼的就是Sublime默认后台执行你的start，如果你的pause和start放在一个文件了pause对start %1 的文件是无效的，因此其实需要建立两个文件。注意环境变量。。。（关于什么是环境变量，三两句解释不清楚，最好自己百度一下。）</text:p>
      <text:p text:style-name="Text_20_body">配好之后个人感觉控制台输入意义不是很大，做题的话都是从文件读入，做开发基本不需要读入。So~ 各位慎重。</text:p>
      <text:p text:style-name="Text_20_body">MyCRun.bat</text:p>
      <text:p text:style-name="Text_20_body">@echo off  </text:p>
      <text:p text:style-name="Text_20_body">%1  </text:p>
      <text:p text:style-name="Text_20_body">echo.  </text:p>
      <text:p text:style-name="Text_20_body">echo -------------------  </text:p>
      <text:p text:style-name="Text_20_body">pause  </text:p>
      <text:p text:style-name="Text_20_body">exit  </text:p>
      <text:p text:style-name="Text_20_body"><text:line-break/>MyCallRun.bat</text:p>
      <text:p text:style-name="Text_20_body">@start  MyCRun %1  </text:p>
      <text:p text:style-name="Text_20_body">配置文件在 Sublime Text 3\Packages\C++.sublime-package 。 先备份一下。</text:p>
      <text:p text:style-name="Text_20_body">修改里面的 C++.sublime-build 为</text:p>
      <text:p text:style-name="Text_20_body">{  </text:p>
      <text:p text:style-name="Text_20_body">    "shell_cmd": "g++ \"${file}\" -o \"${file_path}/${file_base_name}\"",  </text:p>
      <text:p text:style-name="Text_20_body">    "file_regex": "^(..[^:]*):([0-9]+):?([0-9]+)?:? (.*)$",  </text:p>
      <text:p text:style-name="Text_20_body">    "working_dir": "${file_path}",  </text:p>
      <text:p text:style-name="Text_20_body">    "selector": "source.c, source.c++",  </text:p>
      <text:p text:style-name="Text_20_body">    "variants":  </text:p>
      <text:p text:style-name="Text_20_body">    [  </text:p>
      <text:p text:style-name="Text_20_body">        {  </text:p>
      <text:p text:style-name="Text_20_body"><text:soft-page-break/>            "name": "Run",  </text:p>
      <text:p text:style-name="Text_20_body">            "shell_cmd": "g++ \"${file} \" -o \"${file_path}/${file_base_name} \" &amp;&amp; MyCallRun \"${file_path}/${file_base_name}.exe\""    //  其 实就是这里加了个MyCallRun  </text:p>
      <text:p text:style-name="Text_20_body">        }  </text:p>
      <text:p text:style-name="Text_20_body">    ]  </text:p>
      <text:p text:style-name="Text_20_body">}  </text:p>
      <text:p text:style-name="Text_20_body"><text:span text:style-name="Strong_20_Emphasis">C/C++</text:span></text:p>
      <text:p text:style-name="Text_20_body">Sublime Text 3 默认配置好了 c++ 。但是需要你自己把 gcc 目录添加进环境变量</text:p>
      <text:p text:style-name="Text_20_body"><text:span text:style-name="Strong_20_Emphasis">Java</text:span></text:p>
      <text:p text:style-name="Text_20_body">Sublime Text 3 默认只运行了 javac，需要自己添加运行。</text:p>
      <text:p text:style-name="Text_20_body">苦逼看不懂 Sublime 的命令格式，于是把 javac 改成一个自己的bat。（感觉也可以像C++那样用 &amp;&amp; 连起来）</text:p>
      <text:p text:style-name="Text_20_body">在命令行可直接访问的地方建立 myJRun.bat （我直接放在 jdk/bin 下了）</text:p>
      <text:p text:style-name="Text_20_body">@ECHO OFF    </text:p>
      <text:p text:style-name="Text_20_body">cd %~dp1    </text:p>
      <text:p text:style-name="Text_20_body">ECHO Compiling %~nx1...    </text:p>
      <text:p text:style-name="Text_20_body">IF EXIST %~n1.class (    </text:p>
      <text:p text:style-name="Text_20_body">DEL %~n1.class    </text:p>
      <text:p text:style-name="Text_20_body">)    </text:p>
      <text:p text:style-name="Text_20_body">javac %~nx1    </text:p>
      <text:p text:style-name="Text_20_body">IF EXIST %~n1.class (    </text:p>
      <text:p text:style-name="Text_20_body">ECHO Running...  </text:p>
      <text:p text:style-name="Text_20_body">ECHO ----------------------OUTPUT----------------------  </text:p>
      <text:p text:style-name="Text_20_body">java %~n1    </text:p>
      <text:p text:style-name="Text_20_body">)  </text:p>
      <text:p text:style-name="Text_20_body">注意不能使用 cls 。</text:p>
      <text:p text:style-name="Text_20_body">修改java的编译选项（备份好原来的）。</text:p>
      <text:p text:style-name="Text_20_body">目录：Packages/Java.sublime-package/JavaC.sublime-build</text:p>
      <text:p text:style-name="Text_20_body">{  </text:p>
      <text:p text:style-name="Text_20_body">    "shell_cmd": "myJRun.bat \"$file\"",  </text:p>
      <text:p text:style-name="Text_20_body">    "file_regex": "^(...*?):([0-9]*):?([0-9]*)",  </text:p>
      <text:p text:style-name="Text_20_body"><text:soft-page-break/>    "selector": "source.java"  </text:p>
      <text:p text:style-name="Text_20_body">}  </text:p>
      <text:p text:style-name="Text_20_body">这样以后写的Java代码点 Build 就会自动运行了。</text:p>
      <text:p text:style-name="Text_20_body">这种办法不能跨平台，再研究研究Sublime自己的方式。</text:p>
      <text:p text:style-name="Text_20_body">Go</text:p>
      <text:p text:style-name="Text_20_body">用 Sublime 开发 golang 的环境很简单，只需要安装一个 GoSublime 就差不多了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ong </meta:initial-creator>
    <meta:creation-date>2016-03-02T20:43:52.844624962</meta:creation-date>
    <dc:date>2016-03-02T20:49:03.831292708</dc:date>
    <dc:creator>Ulong </dc:creator>
    <meta:editing-duration>PT5M11S</meta:editing-duration>
    <meta:editing-cycles>1</meta:editing-cycles>
    <meta:document-statistic meta:table-count="0" meta:image-count="0" meta:object-count="0" meta:page-count="6" meta:paragraph-count="124" meta:word-count="2116" meta:character-count="4101" meta:non-whitespace-character-count="3729"/>
    <meta:generator>LibreOffice/5.0.3.2$Linux_X86_64 LibreOffice_project/00m0$Build-2</meta:generator>
  </office:meta>
</office:document-meta>
</file>